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octet-stream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/>
    </style:style>
    <style:style style:name="Tabla1.A1" style:family="table-cell">
      <style:table-cell-properties style:vertical-align="middle" fo:padding-left="0.049cm" fo:padding-right="0.049cm" fo:padding-top="0cm" fo:padding-bottom="0cm" fo:border="0.018cm solid #d67028"/>
    </style:style>
    <style:style style:name="Tabla1.B1" style:family="table-cell">
      <style:table-cell-properties style:vertical-align="middle" fo:padding-left="0.049cm" fo:padding-right="0.049cm" fo:padding-top="0cm" fo:padding-bottom="0cm" fo:border-left="0.018cm solid #d67028" fo:border-right="0.018cm solid #337275" fo:border-top="none" fo:border-bottom="none"/>
    </style:style>
    <style:style style:name="Tabla1.C1" style:family="table-cell">
      <style:table-cell-properties style:vertical-align="middle" fo:padding-left="0.15cm" fo:padding-right="0.049cm" fo:padding-top="0cm" fo:padding-bottom="0cm" fo:border="0.018cm solid #337275"/>
    </style:style>
    <style:style style:name="Tabla2" style:family="table">
      <style:table-properties style:width="15.254cm" fo:margin-left="-0.009cm" table:align="left"/>
    </style:style>
    <style:style style:name="Tabla2.A" style:family="table-column">
      <style:table-column-properties style:column-width="15.254cm"/>
    </style:style>
    <style:style style:name="Tabla2.A1" style:family="table-cell">
      <style:table-cell-properties fo:padding-left="0.191cm" fo:padding-right="0.191cm" fo:padding-top="0cm" fo:padding-bottom="0cm" fo:border="0.018cm solid #000000"/>
    </style:style>
    <style:style style:name="Tabla3" style:family="table">
      <style:table-properties style:width="15.254cm" fo:margin-left="-0.009cm" table:align="left"/>
    </style:style>
    <style:style style:name="Tabla3.A" style:family="table-column">
      <style:table-column-properties style:column-width="15.254cm"/>
    </style:style>
    <style:style style:name="Tabla3.A1" style:family="table-cell">
      <style:table-cell-properties fo:padding-left="0.191cm" fo:padding-right="0.191cm" fo:padding-top="0cm" fo:padding-bottom="0cm" fo:border="0.018cm solid #000000"/>
    </style:style>
    <style:style style:name="Tabla4" style:family="table">
      <style:table-properties style:width="15.254cm" fo:margin-left="-0.009cm" table:align="left"/>
    </style:style>
    <style:style style:name="Tabla4.A" style:family="table-column">
      <style:table-column-properties style:column-width="15.254cm"/>
    </style:style>
    <style:style style:name="Tabla4.A1" style:family="table-cell">
      <style:table-cell-properties fo:padding-left="0.191cm" fo:padding-right="0.191cm" fo:padding-top="0cm" fo:padding-bottom="0cm" fo:border="0.018cm solid #000000"/>
    </style:style>
    <style:style style:name="Tabla5" style:family="table">
      <style:table-properties style:width="15.254cm" fo:margin-left="-0.009cm" table:align="left"/>
    </style:style>
    <style:style style:name="Tabla5.A" style:family="table-column">
      <style:table-column-properties style:column-width="15.254cm"/>
    </style:style>
    <style:style style:name="Tabla5.1" style:family="table-row">
      <style:table-row-properties style:min-row-height="5.103cm" style:use-optimal-row-height="false"/>
    </style:style>
    <style:style style:name="Tabla5.A1" style:family="table-cell">
      <style:table-cell-properties fo:padding-left="0.191cm" fo:padding-right="0.191cm" fo:padding-top="0cm" fo:padding-bottom="0cm" fo:border="0.018cm solid #000000"/>
    </style:style>
    <style:style style:name="Tabla6" style:family="table">
      <style:table-properties style:width="15.254cm" fo:margin-left="-0.009cm" table:align="left"/>
    </style:style>
    <style:style style:name="Tabla6.A" style:family="table-column">
      <style:table-column-properties style:column-width="15.254cm"/>
    </style:style>
    <style:style style:name="Tabla6.A1" style:family="table-cell">
      <style:table-cell-properties fo:padding-left="0.191cm" fo:padding-right="0.191cm" fo:padding-top="0cm" fo:padding-bottom="0cm" fo:border="0.018cm solid #000000"/>
    </style:style>
    <style:style style:name="Tabla7" style:family="table">
      <style:table-properties style:width="15.254cm" fo:margin-left="-0.009cm" table:align="left"/>
    </style:style>
    <style:style style:name="Tabla7.A" style:family="table-column">
      <style:table-column-properties style:column-width="15.254cm"/>
    </style:style>
    <style:style style:name="Tabla7.A1" style:family="table-cell">
      <style:table-cell-properties fo:padding-left="0.191cm" fo:padding-right="0.191cm" fo:padding-top="0cm" fo:padding-bottom="0cm" fo:border="0.018cm solid #000000"/>
    </style:style>
    <style:style style:name="Tabla8" style:family="table">
      <style:table-properties style:width="15.254cm" fo:margin-left="-0.009cm" table:align="left"/>
    </style:style>
    <style:style style:name="Tabla8.A" style:family="table-column">
      <style:table-column-properties style:column-width="15.254cm"/>
    </style:style>
    <style:style style:name="Tabla8.A1" style:family="table-cell">
      <style:table-cell-properties fo:padding-left="0.191cm" fo:padding-right="0.191cm" fo:padding-top="0cm" fo:padding-bottom="0cm" fo:border="0.018cm solid #000000"/>
    </style:style>
    <style:style style:name="Tabla9" style:family="table">
      <style:table-properties style:width="15.254cm" fo:margin-left="-0.009cm" table:align="left"/>
    </style:style>
    <style:style style:name="Tabla9.A" style:family="table-column">
      <style:table-column-properties style:column-width="15.254cm"/>
    </style:style>
    <style:style style:name="Tabla9.A1" style:family="table-cell">
      <style:table-cell-properties fo:padding-left="0.191cm" fo:padding-right="0.191cm" fo:padding-top="0cm" fo:padding-bottom="0cm" fo:border="0.018cm solid #000000"/>
    </style:style>
    <style:style style:name="Tabla10" style:family="table">
      <style:table-properties style:width="15.254cm" fo:margin-left="-0.009cm" table:align="left"/>
    </style:style>
    <style:style style:name="Tabla10.A" style:family="table-column">
      <style:table-column-properties style:column-width="15.254cm"/>
    </style:style>
    <style:style style:name="Tabla10.A1" style:family="table-cell">
      <style:table-cell-properties fo:padding-left="0.191cm" fo:padding-right="0.191cm" fo:padding-top="0cm" fo:padding-bottom="0cm" fo:border="0.018cm solid #000000"/>
    </style:style>
    <style:style style:name="Tabla11" style:family="table">
      <style:table-properties style:width="15.254cm" fo:margin-left="-0.009cm" table:align="left"/>
    </style:style>
    <style:style style:name="Tabla11.A" style:family="table-column">
      <style:table-column-properties style:column-width="15.254cm"/>
    </style:style>
    <style:style style:name="Tabla11.A1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 fo:hyphenation-remain-char-count="0" fo:hyphenation-push-char-count="0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 fo:hyphenation-remain-char-count="0" fo:hyphenation-push-char-count="0"/>
    </style:style>
    <style:style style:name="P5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 fo:hyphenation-remain-char-count="0" fo:hyphenation-push-char-count="0"/>
    </style:style>
    <style:style style:name="P6" style:family="paragraph" style:parent-style-name="Normal">
      <style:text-properties fo:language="es" fo:country="ES" fo:font-weight="bold" style:font-weight-asian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9" style:family="paragraph" style:parent-style-name="Normal">
      <style:paragraph-properties fo:margin-top="0.212cm" fo:margin-bottom="0cm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 fo:hyphenation-remain-char-count="0" fo:hyphenation-push-char-count="0"/>
    </style:style>
    <style:style style:name="P10" style:family="paragraph" style:parent-style-name="Normal">
      <style:paragraph-properties fo:margin-top="0.212cm" fo:margin-bottom="0cm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 fo:hyphenation-remain-char-count="0" fo:hyphenation-push-char-count="0"/>
    </style:style>
    <style:style style:name="P11" style:family="paragraph" style:parent-style-name="Normal">
      <style:paragraph-properties fo:margin-top="0.212cm" fo:margin-bottom="0cm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 fo:hyphenation-remain-char-count="0" fo:hyphenation-push-char-count="0"/>
    </style:style>
    <style:style style:name="P12" style:family="paragraph" style:parent-style-name="Normal">
      <style:paragraph-properties fo:margin-top="0.212cm" fo:margin-bottom="0cm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 fo:hyphenation-remain-char-count="0" fo:hyphenation-push-char-count="0"/>
    </style:style>
    <style:style style:name="P13" style:family="paragraph" style:parent-style-name="Normal">
      <style:paragraph-properties fo:margin-top="0.212cm" fo:margin-bottom="0.212cm" fo:text-align="center" style:justify-single-word="false" fo:orphans="2" fo:widows="2" fo:hyphenation-ladder-count="no-limit"/>
      <style:text-properties fo:hyphenate="false" fo:hyphenation-remain-char-count="0" fo:hyphenation-push-char-count="0"/>
    </style:style>
    <style:style style:name="P14" style:family="paragraph" style:parent-style-name="Normal">
      <style:paragraph-properties fo:margin-top="0.423cm" fo:margin-bottom="0cm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 fo:hyphenation-remain-char-count="0" fo:hyphenation-push-char-count="0"/>
    </style:style>
    <style:style style:name="P15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</style:style>
    <style:style style:name="P16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/>
    </style:style>
    <style:style style:name="P17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fo:font-weight="bold" style:font-weight-asian="bold"/>
    </style:style>
    <style:style style:name="P18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style:text-underline-style="solid" style:text-underline-width="auto" style:text-underline-color="font-color"/>
    </style:style>
    <style:style style:name="P19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0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P21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style:font-name-complex="Courier New" style:font-style-complex="italic"/>
    </style:style>
    <style:style style:name="P22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style:font-name="Arial" fo:font-weight="bold" style:font-weight-asian="bold" style:font-name-complex="Arial"/>
    </style:style>
    <style:style style:name="P23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/>
    </style:style>
    <style:style style:name="P25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style:font-weight-asian="bold"/>
    </style:style>
    <style:style style:name="P2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font-weight="bold" style:font-weight-asian="bold"/>
    </style:style>
    <style:style style:name="P2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/>
    </style:style>
    <style:style style:name="P28" style:family="paragraph" style:parent-style-name="Lista_20_vistosa_20_-_20_Énfasis_20_1">
      <style:paragraph-properties fo:margin-left="0.635cm" fo:margin-right="0cm" fo:text-indent="0cm" style:auto-text-indent="false">
        <style:tab-stops/>
      </style:paragraph-properties>
    </style:style>
    <style:style style:name="P29" style:family="paragraph" style:parent-style-name="Párrafo_20_de_20_lista">
      <style:paragraph-properties fo:margin-left="0.635cm" fo:margin-right="0cm" fo:margin-top="0.423cm" fo:margin-bottom="0cm" fo:text-indent="0cm" style:auto-text-indent="false">
        <style:tab-stops/>
      </style:paragraph-properties>
      <style:text-properties style:font-name="Liberation Serif" fo:font-size="10pt" fo:language="es" fo:country="ES" style:font-size-asian="10pt" style:font-size-complex="10pt"/>
    </style:style>
    <style:style style:name="P30" style:family="paragraph" style:parent-style-name="CodigoListado">
      <style:text-properties fo:language="en" fo:country="US"/>
    </style:style>
    <style:style style:name="P31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/>
    </style:style>
    <style:style style:name="P32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33" style:family="paragraph" style:parent-style-name="Lista_20_vistosa_20_-_20_Énfasis_20_1">
      <style:paragraph-properties fo:margin-left="0cm" fo:margin-right="0cm" fo:margin-top="0.106cm" fo:margin-bottom="0cm" fo:text-indent="0cm" style:auto-text-indent="false">
        <style:tab-stops/>
      </style:paragraph-properties>
      <style:text-properties fo:language="es" fo:country="ES"/>
    </style:style>
    <style:style style:name="P34" style:family="paragraph" style:parent-style-name="Lista_20_vistosa_20_-_20_Énfasis_20_1">
      <style:paragraph-properties fo:margin-left="0cm" fo:margin-right="0cm" fo:margin-top="0.106cm" fo:margin-bottom="0cm" fo:text-indent="0cm" style:auto-text-indent="false">
        <style:tab-stops/>
      </style:paragraph-properties>
      <style:text-properties style:font-name="Liberation Serif" fo:language="es" fo:country="ES"/>
    </style:style>
    <style:style style:name="P35" style:family="paragraph" style:parent-style-name="Heading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36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37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fo:language="es" fo:country="ES" style:font-size-asian="10pt" style:font-size-complex="10pt"/>
    </style:style>
    <style:style style:name="P38" style:family="paragraph" style:parent-style-name="Normal">
      <style:paragraph-properties fo:margin-left="0cm" fo:margin-right="0cm" fo:margin-top="0.212cm" fo:margin-bottom="0cm" fo:orphans="2" fo:widows="2" fo:hyphenation-ladder-count="no-limit" fo:text-indent="0.635cm" style:auto-text-indent="false"/>
      <style:text-properties fo:hyphenate="false" fo:hyphenation-remain-char-count="0" fo:hyphenation-push-char-count="0"/>
    </style:style>
    <style:style style:name="P39" style:family="paragraph" style:parent-style-name="Standard">
      <style:text-properties style:font-name="Liberation Mono" fo:font-size="9pt" style:font-size-asian="9pt" style:font-size-complex="9pt"/>
    </style:style>
    <style:style style:name="P40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 fo:language="es" fo:country="ES"/>
    </style:style>
    <style:style style:name="P41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</style:style>
    <style:style style:name="P42" style:family="paragraph" style:parent-style-name="Lista_20_vistosa_20_-_20_Énfasis_20_1" style:list-style-name="L1">
      <style:paragraph-properties fo:margin-left="0cm" fo:margin-right="0cm" fo:text-indent="0cm" style:auto-text-indent="false"/>
      <style:text-properties fo:language="es" fo:country="ES"/>
    </style:style>
    <style:style style:name="P43" style:family="paragraph" style:parent-style-name="Lista_20_vistosa_20_-_20_Énfasis_20_1" style:list-style-name="L2">
      <style:paragraph-properties fo:margin-left="0cm" fo:margin-right="0cm" fo:text-indent="0cm" style:auto-text-indent="false"/>
      <style:text-properties fo:language="es" fo:country="ES"/>
    </style:style>
    <style:style style:name="P44" style:family="paragraph" style:parent-style-name="Lista_20_vistosa_20_-_20_Énfasis_20_1" style:list-style-name="L1">
      <style:paragraph-properties fo:margin-left="0cm" fo:margin-right="0cm" fo:text-indent="0cm" style:auto-text-indent="false"/>
    </style:style>
    <style:style style:name="P45" style:family="paragraph" style:parent-style-name="Lista_20_vistosa_20_-_20_Énfasis_20_1" style:list-style-name="L3">
      <style:paragraph-properties fo:margin-left="0cm" fo:margin-right="0cm" fo:margin-top="0.106cm" fo:margin-bottom="0cm" fo:text-indent="0cm" style:auto-text-indent="false"/>
    </style:style>
    <style:style style:name="P46" style:family="paragraph" style:parent-style-name="Lista_20_vistosa_20_-_20_Énfasis_20_1" style:list-style-name="L4">
      <style:paragraph-properties fo:margin-left="0cm" fo:margin-right="0cm" fo:margin-top="0.106cm" fo:margin-bottom="0cm" fo:text-indent="0cm" style:auto-text-indent="false"/>
      <style:text-properties fo:language="es" fo:country="ES"/>
    </style:style>
    <style:style style:name="P47" style:family="paragraph" style:parent-style-name="Lista_20_vistosa_20_-_20_Énfasis_20_1" style:list-style-name="L3">
      <style:paragraph-properties fo:margin-left="1.249cm" fo:margin-right="0cm" fo:margin-top="0.106cm" fo:margin-bottom="0cm" fo:text-indent="0cm" style:auto-text-indent="false"/>
      <style:text-properties fo:language="es" fo:country="ES"/>
    </style:style>
    <style:style style:name="P48" style:family="paragraph" style:parent-style-name="Heading" style:list-style-name="L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/>
    </style:style>
    <style:style style:name="T4" style:family="text">
      <style:text-properties style:font-name="Liberation Serif" fo:language="es" fo:country="ES" fo:font-weight="bold" style:font-weight-asian="bold"/>
    </style:style>
    <style:style style:name="T5" style:family="text">
      <style:text-properties style:font-name="Liberation Serif" fo:language="es" fo:country="ES" fo:font-weight="bold" fo:background-color="transparent" style:font-weight-asian="bold"/>
    </style:style>
    <style:style style:name="T6" style:family="text">
      <style:text-properties style:font-name="Liberation Serif" fo:language="es" fo:country="ES" fo:font-style="italic" fo:font-weight="bold" style:font-style-asian="italic" style:font-weight-asian="bold"/>
    </style:style>
    <style:style style:name="T7" style:family="text">
      <style:text-properties style:font-name="Liberation Serif" fo:language="es" fo:country="ES" fo:background-color="transparent"/>
    </style:style>
    <style:style style:name="T8" style:family="text">
      <style:text-properties style:font-name="Liberation Serif" fo:font-size="11pt" fo:language="es" fo:country="ES" fo:background-color="transparent"/>
    </style:style>
    <style:style style:name="T9" style:family="text">
      <style:text-properties style:font-name="Arial" fo:font-size="8pt" style:font-size-asian="8pt" style:font-name-complex="Arial"/>
    </style:style>
    <style:style style:name="T10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11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12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3" style:family="text">
      <style:text-properties fo:color="#ff0000" fo:language="es" fo:country="ES"/>
    </style:style>
    <style:style style:name="T14" style:family="text">
      <style:text-properties fo:color="#ff0000" fo:language="es" fo:country="ES" fo:font-weight="bold" style:font-weight-asian="bold"/>
    </style:style>
    <style:style style:name="T15" style:family="text"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6" style:family="text">
      <style:text-properties fo:color="#ff0000" style:font-name="Courier New" fo:font-size="9pt" fo:font-weight="bold" style:font-size-asian="9pt" style:font-weight-asian="bold" style:font-name-complex="Courier New" style:font-size-complex="9pt" style:font-style-complex="italic"/>
    </style:style>
    <style:style style:name="T17" style:family="text">
      <style:text-properties fo:color="#ff0000" style:font-name="Liberation Mono" fo:font-size="10pt" fo:font-weight="bold" style:font-size-asian="10pt" style:font-weight-asian="bold" style:font-name-complex="Liberation Mono" style:font-size-complex="10pt" style:font-style-complex="italic"/>
    </style:style>
    <style:style style:name="T18" style:family="text"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T19" style:family="text">
      <style:text-properties fo:language="es" fo:country="ES"/>
    </style:style>
    <style:style style:name="T20" style:family="text">
      <style:text-properties fo:language="es" fo:country="ES" fo:font-weight="bold" style:font-weight-asian="bold"/>
    </style:style>
    <style:style style:name="T21" style:family="text">
      <style:text-properties fo:language="es" fo:country="ES" style:font-name-asian="MS Mincho"/>
    </style:style>
    <style:style style:name="T22" style:family="text">
      <style:text-properties fo:language="es" fo:country="ES" fo:background-color="transparent"/>
    </style:style>
    <style:style style:name="T23" style:family="text">
      <style:text-properties fo:language="en" fo:country="US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font-name-asian="MS Mincho"/>
    </style:style>
    <style:style style:name="T26" style:family="text">
      <style:text-properties style:font-name="Courier New" fo:font-size="10pt" style:font-size-asian="10pt" style:font-name-complex="Courier New" style:font-size-complex="10pt"/>
    </style:style>
    <style:style style:name="T27" style:family="text">
      <style:text-properties style:text-position="0% 100%"/>
    </style:style>
    <style:style style:name="T28" style:family="text">
      <style:text-properties fo:font-weight="bold" style:font-weight-asian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style:font-name="Liberation Mono" fo:font-size="9pt" style:font-size-asian="9pt" style:font-name-complex="Courier New" style:font-size-complex="9pt"/>
    </style:style>
    <style:style style:name="T35" style:family="text">
      <style:text-properties style:font-name="Liberation Mono" fo:font-size="9pt" fo:language="en" fo:country="US" style:font-size-asian="9pt" style:font-name-complex="Courier New" style:font-size-complex="9pt"/>
    </style:style>
    <style:style style:name="T36" style:family="text">
      <style:text-properties style:font-name="Liberation Mono" fo:font-size="10pt" fo:language="es" fo:country="ES" fo:background-color="transparent"/>
    </style:style>
    <style:style style:name="T37" style:family="text">
      <style:text-properties style:font-name="Calibri1" fo:font-size="11pt" fo:language="es" fo:country="ES" fo:font-weight="bold" fo:background-color="transparent"/>
    </style:style>
    <style:style style:name="T38" style:family="text">
      <style:text-properties style:font-name="Calibri1" fo:font-size="11pt" fo:language="es" fo:country="ES" fo:background-color="transparent"/>
    </style:style>
    <style:style style:name="T39" style:family="text">
      <style:text-properties style:font-name="Calibri1" fo:font-size="11pt" fo:language="es" fo:country="ES" style:font-name-asian="MS Mincho"/>
    </style:style>
    <style:style style:name="T40" style:family="text">
      <style:text-properties fo:background-color="transparent"/>
    </style:style>
    <style:style style:name="T41" style:family="text">
      <style:text-properties style:font-name="Liberation serif1" fo:language="es" fo:country="ES"/>
    </style:style>
    <style:style style:name="T42" style:family="text">
      <style:text-properties fo:color="#111111" style:font-name="Liberation serif1" fo:font-size="11pt" fo:language="es" fo:country="ES"/>
    </style:style>
    <style:style style:name="T43" style:family="text">
      <style:text-properties fo:color="#111111" style:font-name="Calibri1" fo:font-size="11pt" fo:language="es" fo:country="ES"/>
    </style:style>
    <style:style style:name="T44" style:family="text">
      <style:text-properties fo:color="#111111" style:font-name="Liberation mono" fo:font-size="10pt" fo:language="es" fo:country="ES"/>
    </style:style>
    <style:style style:name="T45" style:family="text">
      <style:text-properties fo:color="#111111" fo:background-color="transparent"/>
    </style:style>
    <style:style style:name="T46" style:family="text"/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12cm" draw:visible-area-height="5.012cm"/>
    </style:style>
    <text:list-style style:name="L1">
      <text:list-level-style-number text:level="1" text:style-name="WW_5f_CharLFO13LVL1" style:num-suffix="." style:num-format="1">
        <style:list-level-properties text:min-label-width="0.635cm"/>
      </text:list-level-style-number>
      <text:list-level-style-number text:level="2" text:style-name="WW_5f_CharLFO13LVL2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635cm" text:min-label-width="0.635cm"/>
      </text:list-level-style-number>
      <text:list-level-style-number text:level="2" text:style-name="WW_5f_CharLFO1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4LVL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635cm"/>
      </text:list-level-style-number>
      <text:list-level-style-bullet text:level="2" text:style-name="WW_5f_CharLFO15LVL2" text:bullet-char="">
        <style:list-level-properties text:space-before="0.635cm" text:min-label-width="0.762cm"/>
        <style:text-properties style:font-name="Symbol"/>
      </text:list-level-style-bullet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635cm"/>
      </text:list-level-style-number>
      <text:list-level-style-bullet text:level="2" text:style-name="WW_5f_CharLFO16LVL2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Grai2º curso / 2º cuatr.</text:p>
            <text:p text:style-name="P13"><text:span text:style-name="Fuente_20_de_20_párrafo_20_predeter."><text:span text:style-name="T10">Grado Ing. Inform.</text:span></text:span></text:p>
            <text:p text:style-name="P13"><text:span text:style-name="Fuente_20_de_20_párrafo_20_predeter."><text:span text:style-name="T10">Doble Grado Ing. Inform. y Mat.</text:span></text:span></text:p>
          </table:table-cell>
          <table:table-cell table:style-name="Tabla1.B1" office:value-type="string">
            <text:p text:style-name="P10"/>
          </table:table-cell>
          <table:table-cell table:style-name="Tabla1.C1" office:value-type="string">
            <text:p text:style-name="P11">Arquitectura de Computadores (AC)</text:p>
            <text:p text:style-name="P12">Cuaderno de prácticas. </text:p>
            <text:p text:style-name="P3"><text:span text:style-name="Fuente_20_de_20_párrafo_20_predeter."><text:span text:style-name="T11">Bloque Práctico 2</text:span></text:span><text:span text:style-name="Fuente_20_de_20_párrafo_20_predeter."><text:span text:style-name="T11">.</text:span></text:span> <text:span text:style-name="Fuente_20_de_20_párrafo_20_predeter."><text:span text:style-name="T11">Programación paralela II: Cláusulas OpenMP</text:span></text:span></text:p>
            <text:p text:style-name="P14">Estudiante (nombre y apellidos): </text:p>
            <text:p text:style-name="P4">Grupo de prácticas:</text:p>
            <text:p text:style-name="P5">Fecha de entrega:</text:p>
            <text:p text:style-name="P3"><text:span text:style-name="Fuente_20_de_20_párrafo_20_predeter."><text:span text:style-name="T12">Fecha evaluación en clase:</text:span></text:span></text:p>
          </table:table-cell>
        </table:table-row>
      </table:table>
      <text:p text:style-name="P17"><text:s/></text:p>
      <text:p text:style-name="P15"><text:span text:style-name="Fuente_20_de_20_párrafo_20_predeter."><text:span text:style-name="T14">[</text:span></text:span><text:span text:style-name="Fuente_20_de_20_párrafo_20_predeter."><text:span text:style-name="T13">-RECORDATORIO, quitar todo este texto en rojo del cuaderno definitivo– </text:span></text:span></text:p>
      <text:p text:style-name="P19">1. COMENTARIOS</text:p>
      <text:p text:style-name="P16">1) <text:span text:style-name="T33">Esta plantilla </text:span><text:span text:style-name="T31">no sustituye</text:span><text:span text:style-name="T33"> al guion de prácticas, se </text:span><text:span text:style-name="T33">ha</text:span><text:span text:style-name="T33"> </text:span><text:span text:style-name="T33">preparado para</text:span><text:span text:style-name="T33"> ahorrarles trabajo.</text:span><text:span text:style-name="T32"> Las</text:span> preguntas de esta plantilla se han extraído del <text:span text:style-name="T29">guion</text:span> de prácticas de programación paralela, si tiene dudas sobre el enunciado consulte primero el <text:span text:style-name="T29">guion</text:span>.</text:p>
      <text:p text:style-name="P16">2) Este cuaderno de prácticas se utilizará para asignarle una puntuación durante la evaluación continua de prácticas y también lo utilizará como material de estudio y repaso para preparar el examen de prácticas escrito. Luego redáctelo con cuidado, y sea ordenado y claro.</text:p>
      <text:p text:style-name="P16">3) <text:span text:style-name="T30">No use máquinas virtuales.</text:span></text:p>
      <text:p text:style-name="P18"/>
      <text:p text:style-name="P15"><text:span text:style-name="Fuente_20_de_20_párrafo_20_predeter."><text:span text:style-name="T15">2. NORMAS SOBRE EL USO DE LA PLANTILLA</text:span></text:span><text:span text:style-name="Fuente_20_de_20_párrafo_20_predeter."><text:span text:style-name="T13"> </text:span></text:span></text:p>
      <text:p text:style-name="P15"><text:span text:style-name="Fuente_20_de_20_párrafo_20_predeter."><text:span text:style-name="T13">1) Usar </text:span></text:span><text:span text:style-name="Fuente_20_de_20_párrafo_20_predeter."><text:span text:style-name="T14">interlineado SENCILLO</text:span></text:span><text:span text:style-name="Fuente_20_de_20_párrafo_20_predeter."><text:span text:style-name="T13">. </text:span></text:span></text:p>
      <text:p text:style-name="P16">2) Respetar los tipos de letra y tamaños indicados: </text:p>
      <text:p text:style-name="P16">- Calibri-11 o Liberation Serif-11 para el texto</text:p>
      <text:p text:style-name="P15"><text:span text:style-name="Fuente_20_de_20_párrafo_20_predeter."><text:span text:style-name="T13">-</text:span></text:span><text:span text:style-name="Fuente_20_de_20_párrafo_20_predeter."><text:span text:style-name="T16"> </text:span></text:span><text:span text:style-name="Fuente_20_de_20_párrafo_20_predeter."><text:span text:style-name="T17">Courier New-10 o Liberation Mono-10 para nombres de fichero, comandos, variables de entorno, etc., cuando se usan en el texto</text:span></text:span><text:span text:style-name="Fuente_20_de_20_párrafo_20_predeter."><text:span text:style-name="T18">.</text:span></text:span></text:p>
      <text:p text:style-name="P20">- Courier New o Liberation Mono de tamaño 8 o 9 para el código fuente en los listados de código fuente.</text:p>
      <text:p text:style-name="P21">- Formatee el código fuente de los listados para que sea legible, limpio y claro. Consulte, como ejemplo, los Listados 1 y 2 del guion (tabule, comente, …) </text:p>
      <text:p text:style-name="P16">3) Insertar las capturas de pantalla donde se pidan y donde se considere oportuno</text:p>
      <text:p text:style-name="P15"><text:span text:style-name="Fuente_20_de_20_párrafo_20_predeter."><text:span text:style-name="T13">Recuerde que debe </text:span></text:span><text:span text:style-name="Fuente_20_de_20_párrafo_20_predeter."><text:span text:style-name="T14">adjuntar al zip de entrega, el pdf de este fichero, todos los ficheros con código fuente implementados/utilizados y el resto de ficheros que haya implementado/utilizado (scripts, hojas de cálculo, etc.), lea la Sección 1.4 del guion</text:span></text:span><text:span text:style-name="Fuente_20_de_20_párrafo_20_predeter."><text:span text:style-name="T14">]</text:span></text:span></text:p>
      <text:p text:style-name="P22"/>
      <text:list xml:id="list1363243565771498817" text:style-name="L1">
        <text:list-header>
          <text:p text:style-name="P48"><text:span text:style-name="Fuente_20_de_20_párrafo_20_predeter."><text:span text:style-name="T45">Ejercicios basados en los ejemplos del seminario práctico</text:span></text:span></text:p>
        </text:list-header>
        <text:list-item>
          <text:p text:style-name="P41"><text:span text:style-name="Fuente_20_de_20_párrafo_20_predeter."><text:span text:style-name="T22">¿Qué ocurre si en el ejemplo del seminario </text:span></text:span><text:span text:style-name="codigo"><text:span text:style-name="T40">shared-clause.c</text:span></text:span><text:span text:style-name="Fuente_20_de_20_párrafo_20_predeter."><text:span text:style-name="T22"> se añade a la directiva </text:span></text:span><text:span text:style-name="codigo"><text:span text:style-name="T40">parallel</text:span></text:span><text:span text:style-name="Fuente_20_de_20_párrafo_20_predeter."><text:span text:style-name="T22"> la cláusula </text:span></text:span><text:span text:style-name="codigo"><text:span text:style-name="T40">default(none)</text:span></text:span><text:span text:style-name="Fuente_20_de_20_párrafo_20_predeter."><text:span text:style-name="T22">?  </text:span></text:span><text:span text:style-name="Fuente_20_de_20_párrafo_20_predeter."><text:span text:style-name="T38">(añada una captura de pantalla que muestre lo que ocurre) </text:span></text:span><text:span text:style-name="Fuente_20_de_20_párrafo_20_predeter."><text:span text:style-name="T37">(b)</text:span></text:span><text:span text:style-name="Fuente_20_de_20_párrafo_20_predeter."><text:span text:style-name="T38"> Resuelva el problema generado sin</text:span></text:span><text:span text:style-name="Fuente_20_de_20_párrafo_20_predeter."><text:span text:style-name="T22"> eliminar </text:span></text:span><text:span text:style-name="codigo"><text:span text:style-name="T40">default(none)</text:span></text:span><text:span text:style-name="Fuente_20_de_20_párrafo_20_predeter."><text:span text:style-name="T22">.Añada el código con la modificación al cuaderno de prácticas.</text:span></text:span></text:p>
        </text:list-item>
      </text:list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4"/>
      <text:p text:style-name="P23"><text:span text:style-name="Fuente_20_de_20_párrafo_20_predeter."><text:span text:style-name="T20">CÓDIGO FUENTE</text:span></text:span><text:span text:style-name="Fuente_20_de_20_párrafo_20_predeter."><text:span text:style-name="T19">:</text:span></text:span><text:span text:style-name="Fuente_20_de_20_párrafo_20_predeter."><text:span text:style-name="T19"> </text:span></text:span><text:span text:style-name="codigo">shared-clauseModificado.c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30">/* INTERLINEADO SENCILLO */</text:p>
            <text:p text:style-name="P30"/>
            <text:p text:style-name="P30">#include &lt;stdio.h&gt;</text:p>
            <text:p text:style-name="P30">#include &lt;stdlib.h&gt;</text:p>
            <text:p text:style-name="P30">#include &lt;omp.h&gt;</text:p>
            <text:p text:style-name="P30"/>
            <text:p text:style-name="P30">int main(int argc, char ** argv)</text:p>
            <text:p text:style-name="P30">{</text:p>
            <text:p text:style-name="CodigoListado"><text:span text:style-name="Fuente_20_de_20_párrafo_20_predeter."><text:span text:style-name="T23">…</text:span></text:span></text:p>
            <text:p text:style-name="CodigoListado">}<text:span text:style-name="Fuente_20_de_20_párrafo_20_predeter."><text:span text:style-name="T24"> </text:span></text:span></text:p>
            <text:p text:style-name="CodigoListado"><text:span text:style-name="Fuente_20_de_20_párrafo_20_predeter."><text:span text:style-name="T24"/></text:span></text:p>
          </table:table-cell>
        </table:table-row>
      </table:table>
      <text:p text:style-name="P25"><text:soft-page-break/>CAPTURAS DE PANTALLA:</text:p>
      <text:p text:style-name="P31"/>
      <text:list xml:id="list40647582" text:continue-numbering="true" text:style-name="L1">
        <text:list-item>
          <text:p text:style-name="P41"><text:span text:style-name="Fuente_20_de_20_párrafo_20_predeter."><text:span text:style-name="T19">¿Qué ocurre si en </text:span></text:span><text:span text:style-name="codigo">private-clause.c</text:span><text:span text:style-name="Fuente_20_de_20_párrafo_20_predeter."><text:span text:style-name="T19"> se inicializa la variable </text:span></text:span><text:span text:style-name="codigo">suma</text:span><text:span text:style-name="Fuente_20_de_20_párrafo_20_predeter."><text:span text:style-name="T19"> fuera de la construcción </text:span></text:span><text:span text:style-name="codigo">parallel</text:span><text:span text:style-name="Fuente_20_de_20_párrafo_20_predeter."><text:span text:style-name="T19"> en lugar de dentro? </text:span></text:span><text:span text:style-name="Fuente_20_de_20_párrafo_20_predeter."><text:span text:style-name="T42">(inicialice suma a un valor distinto de 0 <text:s/>dentro y fuera de</text:span></text:span><text:span text:style-name="Fuente_20_de_20_párrafo_20_predeter."><text:span text:style-name="T43"> </text:span></text:span><text:span text:style-name="Fuente_20_de_20_párrafo_20_predeter."><text:span text:style-name="T44">parallel</text:span></text:span><text:span text:style-name="Fuente_20_de_20_párrafo_20_predeter."><text:span text:style-name="T42">)</text:span></text:span><text:span text:style-name="Fuente_20_de_20_párrafo_20_predeter."><text:span text:style-name="T41"> </text:span></text:span><text:span text:style-name="Fuente_20_de_20_párrafo_20_predeter."><text:span text:style-name="T19">Razone su respuesta. Añada el código con la modificación al cuaderno de prácticas.</text:span></text:span></text:p>
        </text:list-item>
      </text:list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4"/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rivate</text:span><text:span text:style-name="codigo">-clauseModificado.c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30">/* INTERLINEADO SENCILLO */</text:p>
            <text:p text:style-name="P30"/>
            <text:p text:style-name="P30">#include &lt;stdio.h&gt;</text:p>
            <text:p text:style-name="P30">#include &lt;stdlib.h&gt;</text:p>
            <text:p text:style-name="P30">#include &lt;omp.h&gt;</text:p>
            <text:p text:style-name="P30"/>
            <text:p text:style-name="P30">int main(int argc, char ** argv)</text:p>
            <text:p text:style-name="P30">{</text:p>
            <text:p text:style-name="CodigoListado"><text:span text:style-name="Fuente_20_de_20_párrafo_20_predeter."><text:span text:style-name="T23">…</text:span></text:span></text:p>
            <text:p text:style-name="CodigoListado">}<text:span text:style-name="Fuente_20_de_20_párrafo_20_predeter."><text:span text:style-name="T24"> </text:span></text:span></text:p>
          </table:table-cell>
        </table:table-row>
      </table:table>
      <text:p text:style-name="P25">CAPTURAS DE PANTALLA:</text:p>
      <text:p text:style-name="P32"/>
      <text:list xml:id="list40651337" text:continue-numbering="true" text:style-name="L1">
        <text:list-item>
          <text:p text:style-name="P41"><text:span text:style-name="Fuente_20_de_20_párrafo_20_predeter."><text:span text:style-name="T19">¿Qué ocurre si en </text:span></text:span><text:span text:style-name="codigo">private-clause.c</text:span><text:span text:style-name="Fuente_20_de_20_párrafo_20_predeter."><text:span text:style-name="T19"> se elimina la cláusula <text:s/></text:span></text:span><text:span text:style-name="codigo">private(suma)</text:span><text:span text:style-name="Fuente_20_de_20_párrafo_20_predeter."><text:span text:style-name="T19">? ¿A qué cree que es debido?</text:span></text:span></text:p>
        </text:list-item>
      </text:list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4"/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rivate-clauseModificado3.c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30">/* INTERLINEADO SENCILLO */</text:p>
            <text:p text:style-name="P30"/>
            <text:p text:style-name="P30">#include &lt;stdio.h&gt;</text:p>
            <text:p text:style-name="P30">#include &lt;stdlib.h&gt;</text:p>
            <text:p text:style-name="P30">#include &lt;omp.h&gt;</text:p>
            <text:p text:style-name="P30"/>
            <text:p text:style-name="P30">int main(int argc, char ** argv)</text:p>
            <text:p text:style-name="P30">{</text:p>
            <text:p text:style-name="CodigoListado"><text:span text:style-name="Fuente_20_de_20_párrafo_20_predeter."><text:span text:style-name="T23">…</text:span></text:span></text:p>
            <text:p text:style-name="CodigoListado">}<text:span text:style-name="Fuente_20_de_20_párrafo_20_predeter."><text:span text:style-name="T24"> </text:span></text:span></text:p>
          </table:table-cell>
        </table:table-row>
      </table:table>
      <text:p text:style-name="P25">CAPTURAS DE PANTALLA:</text:p>
      <text:p text:style-name="P32"/>
      <text:list xml:id="list40670961" text:continue-numbering="true" text:style-name="L1">
        <text:list-item>
          <text:p text:style-name="P41"><text:span text:style-name="Fuente_20_de_20_párrafo_20_predeter."><text:span text:style-name="T19">En la ejecución de </text:span></text:span><text:span text:style-name="codigo">firstlastprivate.c</text:span><text:span text:style-name="Fuente_20_de_20_párrafo_20_predeter."><text:span text:style-name="T19"> de la pag. 21 del seminario se imprime un 6 fuera de la región </text:span></text:span><text:span text:style-name="codigo">parallel</text:span><text:span text:style-name="Fuente_20_de_20_párrafo_20_predeter."><text:span text:style-name="T19">. ¿El código <text:s/>imprime siempre 6 fuera de la región </text:span></text:span><text:span text:style-name="codigo">parallel</text:span><text:span text:style-name="Fuente_20_de_20_párrafo_20_predeter."><text:span text:style-name="T19">? Razone su respuesta.</text:span></text:span></text:p>
        </text:list-item>
      </text:list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5"/>
      <text:p text:style-name="P25">CAPTURAS DE PANTALLA:</text:p>
      <text:p text:style-name="P24"/>
      <text:list xml:id="list40651967" text:continue-numbering="true" text:style-name="L1">
        <text:list-item>
          <text:p text:style-name="P41"><text:span text:style-name="Fuente_20_de_20_párrafo_20_predeter."><text:span text:style-name="T19">¿Qué ocurre si en </text:span></text:span><text:span text:style-name="codigo">copyprivate-clause.c</text:span><text:span text:style-name="Fuente_20_de_20_párrafo_20_predeter."><text:span text:style-name="T19"> se elimina la cláusula </text:span></text:span><text:span text:style-name="codigo">copyprivate(a)</text:span><text:span text:style-name="Fuente_20_de_20_párrafo_20_predeter."><text:span text:style-name="T19"> en la directiva </text:span></text:span><text:span text:style-name="codigo">single</text:span><text:span text:style-name="Fuente_20_de_20_párrafo_20_predeter."><text:span text:style-name="T19">? ¿A qué cree que es debido?</text:span></text:span></text:p>
        </text:list-item>
      </text:list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4"/>
      <text:p text:style-name="P23"><text:soft-page-break/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copyprivate-clauseModificado.c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30">/* INTERLINEADO SENCILLO */</text:p>
            <text:p text:style-name="P30"/>
            <text:p text:style-name="P30">#include &lt;stdio.h&gt;</text:p>
            <text:p text:style-name="P30">#include &lt;stdlib.h&gt;</text:p>
            <text:p text:style-name="P30">#include &lt;omp.h&gt;</text:p>
            <text:p text:style-name="P30"/>
            <text:p text:style-name="P30">int main(int argc, char ** argv)</text:p>
            <text:p text:style-name="P30">{</text:p>
            <text:p text:style-name="CodigoListado"><text:span text:style-name="Fuente_20_de_20_párrafo_20_predeter."><text:span text:style-name="T23">…</text:span></text:span></text:p>
            <text:p text:style-name="CodigoListado">}<text:span text:style-name="Fuente_20_de_20_párrafo_20_predeter."><text:span text:style-name="T24"> </text:span></text:span></text:p>
          </table:table-cell>
        </table:table-row>
      </table:table>
      <text:p text:style-name="P25">CAPTURAS DE PANTALLA:</text:p>
      <text:p text:style-name="P32"/>
      <text:list xml:id="list40666889" text:continue-numbering="true" text:style-name="L1">
        <text:list-item>
          <text:p text:style-name="P41"><text:span text:style-name="Fuente_20_de_20_párrafo_20_predeter."><text:span text:style-name="T19">En el ejemplo </text:span></text:span><text:span text:style-name="codigo">reduction-clause.c</text:span><text:span text:style-name="Fuente_20_de_20_párrafo_20_predeter."><text:span text:style-name="T19"> sustituya </text:span></text:span><text:span text:style-name="codigo">suma=0</text:span><text:span text:style-name="Fuente_20_de_20_párrafo_20_predeter."><text:span text:style-name="T19"> por </text:span></text:span><text:span text:style-name="codigo">suma=10</text:span><text:span text:style-name="Fuente_20_de_20_párrafo_20_predeter."><text:span text:style-name="T19">. ¿Qué resultado se imprime ahora? Justifique el resultado</text:span></text:span></text:p>
        </text:list-item>
      </text:list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4"/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reduction-clauseModificado.c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30">/* INTERLINEADO SENCILLO */</text:p>
            <text:p text:style-name="P30"/>
            <text:p text:style-name="P30">#include &lt;stdio.h&gt;</text:p>
            <text:p text:style-name="P30">#include &lt;stdlib.h&gt;</text:p>
            <text:p text:style-name="P30">#include &lt;omp.h&gt;</text:p>
            <text:p text:style-name="P30"/>
            <text:p text:style-name="P30">int main(int argc, char ** argv)</text:p>
            <text:p text:style-name="P30">{</text:p>
            <text:p text:style-name="CodigoListado"><text:span text:style-name="Fuente_20_de_20_párrafo_20_predeter."><text:span text:style-name="T23">…</text:span></text:span></text:p>
            <text:p text:style-name="CodigoListado">}<text:span text:style-name="Fuente_20_de_20_párrafo_20_predeter."><text:span text:style-name="T24"> </text:span></text:span></text:p>
          </table:table-cell>
        </table:table-row>
      </table:table>
      <text:p text:style-name="P25">CAPTURAS DE PANTALLA:</text:p>
      <text:p text:style-name="P31"/>
      <text:list xml:id="list40663112" text:continue-numbering="true" text:style-name="L1">
        <text:list-item>
          <text:p text:style-name="P41"><text:span text:style-name="Fuente_20_de_20_párrafo_20_predeter."><text:span text:style-name="T19">En el ejemplo </text:span></text:span><text:span text:style-name="codigo">reduction-clause.c</text:span><text:span text:style-name="Fuente_20_de_20_párrafo_20_predeter."><text:span text:style-name="T19">, elimine </text:span></text:span><text:span text:style-name="codigo"><text:span text:style-name="T25">reduction()</text:span></text:span><text:span text:style-name="Fuente_20_de_20_párrafo_20_predeter."><text:span text:style-name="T19"> de </text:span></text:span><text:span text:style-name="codigo"><text:span text:style-name="T25">#pragma omp parallel for reduction(+:suma)</text:span></text:span><text:span text:style-name="Fuente_20_de_20_párrafo_20_predeter."><text:span text:style-name="T21"> y haga las modificaciones necesarias para que se siga realizando la suma de los componentes del vector </text:span></text:span><text:span text:style-name="codigo"><text:span text:style-name="T25">a</text:span></text:span><text:span text:style-name="Fuente_20_de_20_párrafo_20_predeter."><text:span text:style-name="T21"> en paralelo </text:span></text:span><text:span text:style-name="Fuente_20_de_20_párrafo_20_predeter."><text:span text:style-name="T39">sin usar directivas de trabajo compartido</text:span></text:span><text:span text:style-name="Fuente_20_de_20_párrafo_20_predeter."><text:span text:style-name="T21"> .</text:span></text:span></text:p>
        </text:list-item>
      </text:list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4"/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reduction-clauseModificado7.c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9">/* Tipo de letra Courier new o Liberation Mono. Tamaño 8 o 9.*/</text:p>
            <text:p text:style-name="P39">/* COPIAR Y PEGAR CÓDIGO FUENTE AQUÍ*/</text:p>
            <text:p text:style-name="P39">/* INTERLINEADO SENCILLO */</text:p>
            <text:p text:style-name="P39"/>
            <text:p text:style-name="P39">#include &lt;stdio.h&gt;</text:p>
            <text:p text:style-name="P39">#include &lt;stdlib.h&gt;</text:p>
            <text:p text:style-name="P39">#include &lt;omp.h&gt;</text:p>
            <text:p text:style-name="P39"/>
            <text:p text:style-name="P39">int main(int argc, char ** argv)</text:p>
            <text:p text:style-name="P39">{</text:p>
            <text:p text:style-name="Standard"><text:span text:style-name="Fuente_20_de_20_párrafo_20_predeter."><text:span text:style-name="T35">…</text:span></text:span></text:p>
            <text:p text:style-name="Standard"><text:span text:style-name="Fuente_20_de_20_párrafo_20_predeter."><text:span text:style-name="T34">}</text:span></text:span><text:span text:style-name="Fuente_20_de_20_párrafo_20_predeter."><text:span text:style-name="T26"> </text:span></text:span></text:p>
          </table:table-cell>
        </table:table-row>
      </table:table>
      <text:p text:style-name="P25">CAPTURAS DE PANTALLA:</text:p>
      <text:p text:style-name="P32"/>
      <text:p text:style-name="P35"><text:soft-page-break/><text:s text:c="5"/>Resto de ejercicios</text:p>
      <text:list xml:id="list40659640" text:continue-numbering="true" text:style-name="L1">
        <text:list-item>
          <text:p text:style-name="P42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36"><text:span text:style-name="Fuente_20_de_20_párrafo_20_predeter."><text:span text:style-name="T27"><draw:frame draw:style-name="fr1" draw:name="Object 1" text:anchor-type="as-char" svg:y="0cm" svg:width="8.745cm" style:rel-width="scale" svg:height="1.23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37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</text:span><text:span text:style-name="codigo">mv</text:span><text:span text:style-name="codigo">-secuencial</text:span><text:span text:style-name="codigo">.c</text:span></text:p>
      <text:p text:style-name="P24"/>
      <table:table table:name="Tabla8" table:style-name="Tabla8">
        <table:table-column table:style-name="Tabla8.A"/>
        <table:table-row>
          <table:table-cell table:style-name="Tabla8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30">/* INTERLINEADO SENCILLO */</text:p>
            <text:p text:style-name="P30"/>
            <text:p text:style-name="P30">#include &lt;stdio.h&gt;</text:p>
            <text:p text:style-name="P30">#include &lt;stdlib.h&gt;</text:p>
            <text:p text:style-name="P30">#include &lt;omp.h&gt;</text:p>
            <text:p text:style-name="P30"/>
            <text:p text:style-name="P30">int main(int argc, char ** argv)</text:p>
            <text:p text:style-name="P30">{</text:p>
            <text:p text:style-name="CodigoListado"><text:span text:style-name="Fuente_20_de_20_párrafo_20_predeter."><text:span text:style-name="T23">…</text:span></text:span></text:p>
            <text:p text:style-name="CodigoListado">}<text:span text:style-name="Fuente_20_de_20_párrafo_20_predeter."><text:span text:style-name="T26"> </text:span></text:span></text:p>
          </table:table-cell>
        </table:table-row>
      </table:table>
      <text:p text:style-name="P25">CAPTURAS DE PANTALLA:</text:p>
      <text:p text:style-name="P37"/>
      <text:list xml:id="list40668569" text:continue-numbering="true" text:style-name="L1">
        <text:list-item>
          <text:p text:style-name="P44"><text:span text:style-name="Fuente_20_de_20_párrafo_20_predeter."><text:span text:style-name="T19">Implementar en paralelo el producto matriz por vector con OpenMP a partir del código escrito en el ejercicio anterior</text:span></text:span><text:span text:style-name="Fuente_20_de_20_párrafo_20_predeter."><text:span text:style-name="T3"> </text:span></text:span><text:span text:style-name="Fuente_20_de_20_párrafo_20_predeter."><text:span text:style-name="T8">usando la directiva</text:span></text:span><text:span text:style-name="Fuente_20_de_20_párrafo_20_predeter."><text:span text:style-name="T38"> </text:span></text:span><text:span text:style-name="Fuente_20_de_20_párrafo_20_predeter."><text:span text:style-name="T36">for</text:span></text:span><text:span text:style-name="Fuente_20_de_20_párrafo_20_predeter."><text:span text:style-name="T22"> </text:span></text:span><text:span text:style-name="Fuente_20_de_20_párrafo_20_predeter."><text:span text:style-name="T19">. Debe implementar dos versiones del código (consulte la lección 5/Tema 2): </text:span></text:span></text:p>
        </text:list-item>
      </text:list>
      <text:list xml:id="list6652256459799087490" text:style-name="L2">
        <text:list-item>
          <text:list>
            <text:list-item>
              <text:p text:style-name="P43">una primera que paralelice el bucle que recorre las filas de la matriz y</text:p>
            </text:list-item>
            <text:list-item>
              <text:p text:style-name="P43">una segunda que paralelice el bucle que recorre las columnas. </text:p>
            </text:list-item>
          </text:list>
        </text:list-item>
      </text:list>
      <text:p text:style-name="P28"><text:span text:style-name="Fuente_20_de_20_párrafo_20_predeter."><text:span text:style-name="T19">Use las directivas que estime oportunas y las cláusulas que sean necesarias </text:span></text:span><text:span text:style-name="Fuente_20_de_20_párrafo_20_predeter."><text:span text:style-name="T20">excepto la cláusula </text:span></text:span><text:span text:style-name="codigo"><text:span text:style-name="T28">reduction</text:span></text:span><text:span text:style-name="Fuente_20_de_20_párrafo_20_predeter."><text:span text:style-name="T19">. Se debe paralelizar también la inicialización de las matrices. Respecto a este ejercicio:</text:span></text:span></text:p>
      <text:list xml:id="list2542521980057374204" text:style-name="L3">
        <text:list-item>
          <text:list>
            <text:list-item>
              <text:p text:style-name="P47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7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9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25"/>
      <text:p text:style-name="P23"><text:span text:style-name="Fuente_20_de_20_párrafo_20_predeter."><text:span text:style-name="T20">CÓDIGO FUENTE </text:span></text:span><text:span text:style-name="Fuente_20_de_20_párrafo_20_predeter."><text:span text:style-name="T19">: </text:span></text:span><text:span text:style-name="codigo">p</text:span><text:span text:style-name="codigo">mv</text:span><text:span text:style-name="codigo">-</text:span><text:span text:style-name="codigo">OpenMP-a</text:span><text:span text:style-name="codigo">.c</text:span></text:p>
      <table:table table:name="Tabla9" table:style-name="Tabla9">
        <table:table-column table:style-name="Tabla9.A"/>
        <text:soft-page-break/>
        <table:table-row>
          <table:table-cell table:style-name="Tabla9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30">/* INTERLINEADO SENCILLO */</text:p>
            <text:p text:style-name="P30"/>
            <text:p text:style-name="P30">#include &lt;stdio.h&gt;</text:p>
            <text:p text:style-name="P30">#include &lt;stdlib.h&gt;</text:p>
            <text:p text:style-name="P30">#include &lt;omp.h&gt;</text:p>
            <text:p text:style-name="P30"/>
            <text:p text:style-name="P30">int main(int argc, char ** argv)</text:p>
            <text:p text:style-name="P30">{</text:p>
            <text:p text:style-name="CodigoListado"><text:span text:style-name="Fuente_20_de_20_párrafo_20_predeter."><text:span text:style-name="T23">…</text:span></text:span></text:p>
            <text:p text:style-name="CodigoListado">}<text:span text:style-name="Fuente_20_de_20_párrafo_20_predeter."><text:span text:style-name="T24"> </text:span></text:span></text:p>
          </table:table-cell>
        </table:table-row>
      </table:table>
      <text:p text:style-name="P25"/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mv</text:span><text:span text:style-name="codigo">-OpenMP-b.c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30">/* INTERLINEADO SENCILLO */</text:p>
            <text:p text:style-name="P30"/>
            <text:p text:style-name="P30">#include &lt;stdio.h&gt;</text:p>
            <text:p text:style-name="P30">#include &lt;stdlib.h&gt;</text:p>
            <text:p text:style-name="P30">#include &lt;omp.h&gt;</text:p>
            <text:p text:style-name="P30"/>
            <text:p text:style-name="P30">int main(int argc, char ** argv)</text:p>
            <text:p text:style-name="P30">{</text:p>
            <text:p text:style-name="CodigoListado"><text:span text:style-name="Fuente_20_de_20_párrafo_20_predeter."><text:span text:style-name="T23">…</text:span></text:span></text:p>
            <text:p text:style-name="CodigoListado">}<text:span text:style-name="Fuente_20_de_20_párrafo_20_predeter."><text:span text:style-name="T24"> </text:span></text:span></text:p>
          </table:table-cell>
        </table:table-row>
      </table:table>
      <text:p text:style-name="P6"/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5"/>
      <text:p text:style-name="P25">CAPTURAS DE PANTALLA:</text:p>
      <text:p text:style-name="P33"/>
      <text:list xml:id="list40669278" text:continue-list="list2542521980057374204" text:style-name="L3">
        <text:list-item text:start-value="10">
          <text:p text:style-name="P45"><text:span text:style-name="Fuente_20_de_20_párrafo_20_predeter."><text:span text:style-name="T19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reduction</text:span><text:span text:style-name="Fuente_20_de_20_párrafo_20_predeter."><text:span text:style-name="T19">. Respecto a este ejercicio:</text:span></text:span></text:p>
        </text:list-item>
      </text:list>
      <text:list xml:id="list1628511588654225803" text:style-name="L4">
        <text:list-item>
          <text:list>
            <text:list-item>
              <text:p text:style-name="P46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6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mv</text:span><text:span text:style-name="codigo">-OpenmMP-reduction.c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30">/* INTERLINEADO SENCILLO */</text:p>
            <text:p text:style-name="P30"/>
            <text:p text:style-name="P30">#include &lt;stdio.h&gt;</text:p>
            <text:p text:style-name="P30">#include &lt;stdlib.h&gt;</text:p>
            <text:p text:style-name="P30">#include &lt;omp.h&gt;</text:p>
            <text:p text:style-name="P30"/>
            <text:p text:style-name="P30">int main(int argc, char ** argv)</text:p>
            <text:p text:style-name="P30">{</text:p>
            <text:p text:style-name="CodigoListado"><text:span text:style-name="Fuente_20_de_20_párrafo_20_predeter."><text:span text:style-name="T23">…</text:span></text:span></text:p>
            <text:p text:style-name="CodigoListado">}<text:span text:style-name="Fuente_20_de_20_párrafo_20_predeter."><text:span text:style-name="T24"> </text:span></text:span></text:p>
          </table:table-cell>
        </table:table-row>
      </table:table>
      <text:p text:style-name="P25"/>
      <text:p text:style-name="P23"><text:span text:style-name="Fuente_20_de_20_párrafo_20_predeter."><text:span text:style-name="T4">RESPUESTA</text:span></text:span><text:span text:style-name="Fuente_20_de_20_párrafo_20_predeter."><text:span text:style-name="T3">: </text:span></text:span></text:p>
      <text:p text:style-name="P26"/>
      <text:p text:style-name="P26">CAPTURAS DE PANTALLA:</text:p>
      <text:p text:style-name="P34"><text:soft-page-break/></text:p>
      <text:list xml:id="list40663056" text:continue-numbering="true" text:style-name="L4">
        <text:list-item>
          <text:p text:style-name="P40">11.<text:tab/>Ayudándose de una hoja de cálculo (recuerde que en las aulas está instalado OpenOffice) realice una tabla y una gráfica que permitan comparar la escalabilidad (ganancia en velocidad en función del número de cores) en atcgrid y en el PC local del mejor código paralelo de los tres implementados en los ejercicios anteriores para dos tamaños (N) distintos (consulte la Lección 6/Tema 2). Usar –O2 al compilar. Justificar por qué el código escogido es el mejor. NOTA: Nunca ejecute en atcgrid código que imprima todos los componentes del resultado.</text:p>
        </text:list-item>
      </text:list>
      <text:p text:style-name="P26"/>
      <text:p text:style-name="P23"><text:span text:style-name="Fuente_20_de_20_párrafo_20_predeter."><text:span text:style-name="T4">TABLA Y GRÁFICA (por </text:span></text:span><text:span text:style-name="Fuente_20_de_20_párrafo_20_predeter."><text:span text:style-name="T6">ejemplo</text:span></text:span><text:span text:style-name="Fuente_20_de_20_párrafo_20_predeter."><text:span text:style-name="T4"> para 1-4 threads PC local, y para 1-12 threads en atcgrid, tamaños-N-: algúno <text:s/>del orden de cientos de miles</text:span></text:span><text:span text:style-name="Fuente_20_de_20_párrafo_20_predeter."><text:span text:style-name="T5">)</text:span></text:span><text:span text:style-name="Fuente_20_de_20_párrafo_20_predeter."><text:span text:style-name="T7">: </text:span></text:span></text:p>
      <text:p text:style-name="P27"/>
      <text:p text:style-name="P38"><text:span text:style-name="Fuente_20_de_20_párrafo_20_predeter."><text:span text:style-name="T4">COMENTARIOS SOBRE LOS RESULTAD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size="18pt" fo:language="es" fo:country="ES" style:font-name-asian="MS Mincho" style:font-size-asian="18pt" style:language-asian="zh" style:country-asian="CN" style:font-name-complex="Tahoma" style:font-size-complex="18pt" fo:hyphenate="false" fo:hyphenation-remain-char-count="0" fo:hyphenation-push-char-count="0"/>
    </style:style>
    <style:style style:name="Título_20_1" style:display-name="Título 1" style:family="paragraph" style:parent-style-name="Normal" style:next-style-name="Normal" style:default-outline-level="1">
      <style:paragraph-properties fo:margin="100%" fo:margin-left="0.76cm" fo:margin-right="0cm" fo:margin-top="0.706cm" fo:margin-bottom="0.141cm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0.053cm solid #000000" style:shadow="none">
        <style:tab-stops>
          <style:tab-stop style:position="-0.76cm"/>
        </style:tab-stops>
      </style:paragraph-properties>
      <style:text-properties fo:color="#265557" style:font-name="Calibri" fo:font-size="14pt" fo:language="en" fo:country="US" fo:font-weight="bold" style:font-name-asian="Times New Roman" style:font-size-asian="14pt" style:font-weight-asian="bold" style:font-name-complex="Calibri" style:language-complex="en" style:country-complex="US" style:font-weight-complex="bold" fo:hyphenate="false" fo:hyphenation-remain-char-count="0" fo:hyphenation-push-char-count="0"/>
    </style:style>
    <style:style style:name="Título_20_2" style:display-name="Título 2" style:family="paragraph" style:parent-style-name="Normal" style:next-style-name="Normal" style:default-outline-level="2">
      <style:paragraph-properties fo:margin-top="0.353cm" fo:margin-bottom="0.141cm" fo:orphans="2" fo:widows="2" fo:hyphenation-ladder-count="no-limit" fo:padding-left="0cm" fo:padding-right="0cm" fo:padding-top="0cm" fo:padding-bottom="0.035cm" fo:border-left="none" fo:border-right="none" fo:border-top="none" fo:border-bottom="0.035cm solid #808080" style:shadow="none"/>
      <style:text-properties fo:color="#265557" style:font-name="Calibri" fo:font-size="13pt" fo:language="en" fo:country="US" style:font-name-asian="Times New Roman" style:font-size-asian="13pt" style:font-name-complex="Calibri" style:language-complex="en" style:country-complex="US" fo:hyphenate="false" fo:hyphenation-remain-char-count="0" fo:hyphenation-push-char-count="0"/>
    </style:style>
    <style:style style:name="Título_20_3" style:display-name="Título 3" style:family="paragraph" style:parent-style-name="Normal" style:next-style-name="Normal" style:default-outline-level="3">
      <style:paragraph-properties fo:margin-top="0.353cm" fo:margin-bottom="0.141cm" fo:orphans="2" fo:widows="2" fo:hyphenation-ladder-count="no-limit" fo:padding-left="0cm" fo:padding-right="0cm" fo:padding-top="0cm" fo:padding-bottom="0.035cm" fo:border-left="none" fo:border-right="none" fo:border-top="none" fo:border-bottom="0.018cm solid #808080" style:shadow="none"/>
      <style:text-properties fo:color="#337275" style:font-name="Calibri" fo:language="en" fo:country="US" style:font-name-asian="Times New Roman" style:font-name-complex="Calibri" style:language-complex="en" style:country-complex="US" fo:hyphenate="false" fo:hyphenation-remain-char-count="0" fo:hyphenation-push-char-count="0"/>
    </style:style>
    <style:style style:name="Título_20_4" style:display-name="Título 4" style:family="paragraph" style:parent-style-name="Normal" style:next-style-name="Normal" style:default-outline-level="4">
      <style:paragraph-properties fo:margin-top="0.353cm" fo:margin-bottom="0.141cm" fo:orphans="2" fo:widows="2" fo:hyphenation-ladder-count="no-limit" fo:padding-left="0cm" fo:padding-right="0cm" fo:padding-top="0cm" fo:padding-bottom="0.071cm" fo:border-left="none" fo:border-right="none" fo:border-top="none" fo:border-bottom="0.018cm solid #c0c0c0" style:shadow="none"/>
      <style:text-properties fo:color="#337275" style:font-name="Calibri" fo:language="en" fo:country="US" fo:font-style="italic" style:font-name-asian="Times New Roman" style:font-style-asian="italic" style:font-name-complex="Calibri" style:language-complex="en" style:country-complex="US" style:font-style-complex="italic" fo:hyphenate="false" fo:hyphenation-remain-char-count="0" fo:hyphenation-push-char-count="0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.141cm" fo:orphans="2" fo:widows="2" fo:hyphenation-ladder-count="no-limit"/>
      <style:text-properties fo:color="#337275" style:font-name="Calibri" fo:language="en" fo:country="US" style:font-name-asian="Times New Roman" style:font-name-complex="Calibri" style:font-size-complex="11pt" style:language-complex="en" style:country-complex="US" fo:hyphenate="false" fo:hyphenation-remain-char-count="0" fo:hyphenation-push-char-count="0"/>
    </style:style>
    <style:style style:name="Título_20_6" style:display-name="Título 6" style:family="paragraph" style:parent-style-name="Normal" style:next-style-name="Normal" style:default-outline-level="6">
      <style:paragraph-properties fo:margin-top="0.494cm" fo:margin-bottom="0.176cm" fo:orphans="2" fo:widows="2" fo:hyphenation-ladder-count="no-limit"/>
      <style:text-properties fo:color="#337275" style:font-name="Calibri" fo:language="en" fo:country="US" fo:font-style="italic" style:font-name-asian="Times New Roman" style:font-style-asian="italic" style:font-name-complex="Calibri" style:font-size-complex="11pt" style:language-complex="en" style:country-complex="US" style:font-style-complex="italic" fo:hyphenate="false" fo:hyphenation-remain-char-count="0" fo:hyphenation-push-char-count="0"/>
    </style:style>
    <style:style style:name="Título_20_7" style:display-name="Título 7" style:family="paragraph" style:parent-style-name="Normal" style:next-style-name="Normal" style:default-outline-level="7">
      <style:paragraph-properties fo:margin-top="0.564cm" fo:margin-bottom="0.176cm" fo:orphans="2" fo:widows="2" fo:hyphenation-ladder-count="no-limit"/>
      <style:text-properties fo:color="#a5ab81" style:font-name="Calibri" fo:font-size="10pt" fo:language="en" fo:country="US" fo:font-weight="bold" style:font-name-asian="Times New Roman" style:font-size-asian="10pt" style:font-weight-asian="bold" style:font-name-complex="Calibri" style:font-size-complex="10pt" style:language-complex="en" style:country-complex="US" style:font-weight-complex="bold" fo:hyphenate="false" fo:hyphenation-remain-char-count="0" fo:hyphenation-push-char-count="0"/>
    </style:style>
    <style:style style:name="Título_20_8" style:display-name="Título 8" style:family="paragraph" style:parent-style-name="Normal" style:next-style-name="Normal" style:default-outline-level="8">
      <style:paragraph-properties fo:margin-top="0.564cm" fo:margin-bottom="0.176cm" fo:orphans="2" fo:widows="2" fo:hyphenation-ladder-count="no-limit"/>
      <style:text-properties fo:color="#a5ab81" style:font-name="Calibri" fo:font-size="10pt" fo:language="en" fo:country="US" fo:font-style="italic" fo:font-weight="bold" style:font-name-asian="Times New Roman" style:font-size-asian="10pt" style:font-style-asian="italic" style:font-weight-asian="bold" style:font-name-complex="Calibri" style:font-size-complex="10pt" style:language-complex="en" style:country-complex="US" style:font-style-complex="italic" style:font-weight-complex="bold" fo:hyphenate="false" fo:hyphenation-remain-char-count="0" fo:hyphenation-push-char-count="0"/>
    </style:style>
    <style:style style:name="Título_20_9" style:display-name="Título 9" style:family="paragraph" style:parent-style-name="Normal" style:next-style-name="Normal" style:default-outline-level="9">
      <style:paragraph-properties fo:margin-top="0.564cm" fo:margin-bottom="0.176cm" fo:orphans="2" fo:widows="2" fo:hyphenation-ladder-count="no-limit"/>
      <style:text-properties fo:color="#a5ab81" style:font-name="Calibri" fo:font-size="10pt" fo:language="en" fo:country="US" fo:font-style="italic" style:font-name-asian="Times New Roman" style:font-size-asian="10pt" style:font-style-asian="italic" style:font-name-complex="Calibri" style:font-size-complex="10pt" style:language-complex="en" style:country-complex="US" style:font-style-complex="italic" fo:hyphenate="false" fo:hyphenation-remain-char-count="0" fo:hyphenation-push-char-count="0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size="11pt" fo:language="es" fo:country="ES" style:font-name-asian="MS Mincho" style:font-size-asian="11pt" style:language-asian="zh" style:country-asian="CN" style:font-name-complex="Cambria" style:font-size-complex="12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fo:hyphenate="false" fo:hyphenation-remain-char-count="0" fo:hyphenation-push-char-count="0"/>
    </style:style>
    <style:style style:name="Epígrafe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ohit Devanagari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fo:hyphenate="false" fo:hyphenation-remain-char-count="0" fo:hyphenation-push-char-count="0"/>
    </style:style>
    <style:style style:name="Epígrafe1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ohit Hindi" style:font-style-complex="italic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uadrícula_20_media_20_1_20_-_20_Énfasis_20_2" style:display-name="Cuadrícula media 1 - Énfasis 2" style:family="paragraph" style:parent-style-name="Normal">
      <style:paragraph-properties fo:margin="100%" fo:margin-left="1.27cm" fo:margin-right="0cm" fo:margin-top="0.212cm" fo:margin-bottom="0cm" fo:orphans="2" fo:widows="2" fo:hyphenation-ladder-count="no-limit" fo:text-indent="0cm" style:auto-text-indent="false">
        <style:tab-stops/>
      </style:paragraph-properties>
      <style:text-properties style:font-name="Calibri" fo:language="en" fo:country="US" style:font-name-asian="Times New Roman" style:font-name-complex="Calibri" style:font-size-complex="11pt" style:language-complex="en" style:country-complex="U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="100%" fo:margin-left="0cm" fo:margin-right="0cm" fo:margin-top="0.423cm" fo:margin-bottom="0cm" fo:text-align="center" style:justify-single-word="false" fo:orphans="2" fo:widows="2" fo:hyphenation-ladder-count="no-limit" fo:text-indent="0cm" style:auto-text-indent="false">
        <style:tab-stops>
          <style:tab-stop style:position="0cm"/>
          <style:tab-stop style:position="0.635cm"/>
        </style:tab-stops>
      </style:paragraph-properties>
      <style:text-properties fo:color="#000000" style:font-name="Cambria" fo:font-size="10pt" fo:language="es" fo:country="ES" style:font-name-asian="MS Gothic" style:font-size-asian="10pt" style:font-name-complex="Times New Roman" style:font-size-complex="11pt" style:language-complex="en" style:country-complex="US" fo:hyphenate="false" fo:hyphenation-remain-char-count="0" fo:hyphenation-push-char-count="0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 fo:hyphenation-remain-char-count="0" fo:hyphenation-push-char-count="0"/>
    </style:style>
    <style:style style:name="Lista_20_vistosa_20_-_20_Énfasis_20_1" style:display-name="Lista vistosa - Énfasis 1" style:family="paragraph" style:parent-style-name="Normal">
      <style:paragraph-properties fo:margin="100%" fo:margin-left="1.27cm" fo:margin-right="0cm" fo:margin-top="0.212cm" fo:margin-bottom="0cm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language-asian="en" style:country-asian="US" style:font-name-complex="Times New Roman" style:font-size-complex="11pt" style:language-complex="en" style:country-complex="US"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="100%" fo:margin-left="1.27cm" fo:margin-right="0cm" fo:margin-top="0.212cm" fo:margin-bottom="0cm" fo:orphans="2" fo:widows="2" fo:hyphenation-ladder-count="no-limit" fo:text-indent="0cm" style:auto-text-indent="false">
        <style:tab-stops/>
      </style:paragraph-properties>
      <style:text-properties style:font-name="Calibri" fo:language="en" fo:country="US" style:font-name-asian="Times New Roman" style:language-asian="en" style:country-asian="US" style:font-name-complex="Times New Roman" style:font-size-complex="11pt" style:language-complex="en" style:country-complex="US" fo:hyphenate="false" fo:hyphenation-remain-char-count="0" fo:hyphenation-push-char-count="0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size="9pt" style:font-size-asian="9pt" style:font-name-complex="Liberation Mono" style:font-size-complex="9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4pt" style:font-name-asian="Microsoft YaHei" style:font-size-asian="14pt" style:font-name-complex="Mangal" style:font-size-complex="14pt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style:font-name-complex="Cambria"/>
    </style:style>
    <style:style style:name="WW8Num4z0" style:family="text">
      <style:text-properties fo:color="#4f81bd" style:font-name="Symbol" style:font-name-complex="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style:font-name-complex="Cambria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size="14pt" fo:language="en" fo:country="US" fo:font-weight="bold" style:font-size-asian="14pt" style:font-weight-asian="bold" style:font-name-complex="Calibri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size="13pt" fo:language="en" fo:country="US" style:font-size-asian="13pt" style:font-name-complex="Calibri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size="12pt" fo:language="en" fo:country="US" style:font-size-asian="12pt" style:font-name-complex="Calibri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size="12pt" fo:language="en" fo:country="US" fo:font-style="italic" style:font-size-asian="12pt" style:font-style-asian="italic" style:font-name-complex="Calibri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size="11pt" fo:language="en" fo:country="US" style:font-size-asian="11pt" style:font-name-complex="Calibri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size="11pt" fo:language="en" fo:country="US" fo:font-style="italic" style:font-size-asian="11pt" style:font-style-asian="italic" style:font-name-complex="Calibri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language="en" fo:country="US" fo:font-weight="bold" style:font-weight-asian="bold" style:font-name-complex="Calibri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language="en" fo:country="US" fo:font-style="italic" fo:font-weight="bold" style:font-style-asian="italic" style:font-weight-asian="bold" style:font-name-complex="Calibri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language="en" fo:country="US" fo:font-style="italic" style:font-style-asian="italic" style:font-name-complex="Calibri" style:language-complex="en" style:country-complex="US" style:font-style-complex="italic"/>
    </style:style>
    <style:style style:name="codigo" style:family="text">
      <style:text-properties style:font-name="Courier New" fo:font-size="10pt" fo:language="es" fo:country="ES" style:font-size-asian="10pt" style:font-name-complex="Courier New"/>
    </style:style>
    <style:style style:name="Texto_20_de_20_globo_20_Car" style:display-name="Texto de globo Car" style:family="text">
      <style:text-properties style:font-name="Tahoma" fo:font-size="8pt" fo:language="es" fo:country="ES" style:font-name-asian="MS Mincho" style:font-size-asian="8pt" style:language-asian="zh" style:country-asian="CN" style:font-name-complex="Tahoma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size="18pt" fo:language="es" fo:country="ES" style:font-name-asian="MS Mincho" style:font-size-asian="18pt" style:language-asian="zh" style:country-asian="CN" style:font-name-complex="Tahoma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size="9pt" fo:language="es" fo:country="ES" style:font-name-asian="MS Mincho" style:font-size-asian="9pt" style:language-asian="zh" style:country-asian="CN" style:font-name-complex="Liberation Mono" style:font-size-complex="9pt"/>
    </style:style>
    <style:style style:name="WW_5f_CharLFO2LVL1" style:display-name="WW_CharLFO2LVL1" style:family="text">
      <style:text-properties fo:color="#4f81bd" style:font-name="Cambria" style:font-name-complex="Cambria"/>
    </style:style>
    <style:style style:name="WW_5f_CharLFO3LVL1" style:display-name="WW_CharLFO3LVL1" style:family="text">
      <style:text-properties fo:color="#4f81bd" style:font-name="Symbol" style:font-name-complex="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style:font-name-complex="Cambria"/>
    </style:style>
    <style:style style:name="WW_5f_CharLFO6LVL1" style:display-name="WW_CharLFO6LVL1" style:family="text">
      <style:text-properties fo:color="#4f81bd" style:font-name="Symbol" style:font-name-complex="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Symbol"/>
    </style:style>
    <style:style style:name="WW_5f_CharLFO12LVL3" style:display-name="WW_CharLFO12LVL3" style:family="text">
      <style:text-properties style:font-name="Courier New"/>
    </style:style>
    <style:style style:name="WW_5f_CharLFO12LVL4" style:display-name="WW_CharLFO12LVL4" style:family="text">
      <style:text-properties style:font-name="Wingdings"/>
    </style:style>
    <style:style style:name="WW_5f_CharLFO12LVL5" style:display-name="WW_CharLFO12LVL5" style:family="text">
      <style:text-properties style:font-name="Wingdings"/>
    </style:style>
    <style:style style:name="WW_5f_CharLFO12LVL6" style:display-name="WW_CharLFO12LVL6" style:family="text">
      <style:text-properties style:font-name="Symbol"/>
    </style:style>
    <style:style style:name="WW_5f_CharLFO12LVL7" style:display-name="WW_CharLFO12LVL7" style:family="text">
      <style:text-properties style:font-name="Courier New"/>
    </style:style>
    <style:style style:name="WW_5f_CharLFO12LVL8" style:display-name="WW_CharLFO12LVL8" style:family="text">
      <style:text-properties style:font-name="Wingdings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fo:color="#4f81bd" style:font-name="Cambria"/>
    </style:style>
    <style:style style:name="WW_5f_CharLFO13LVL2" style:display-name="WW_CharLFO13LVL2" style:family="text">
      <style:text-properties fo:color="#4f81bd" style:font-name="Cambria"/>
    </style:style>
    <style:style style:name="WW_5f_CharLFO14LVL1" style:display-name="WW_CharLFO14LVL1" style:family="text">
      <style:text-properties fo:color="#4f81bd" style:font-name="Cambria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1.26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1">Cuaderno de prácticas de Arquitectura de Computadores, Grado en Ingeniería Informática</text:span></text:span></text:span></text:span></text:span></text:span></text:span></text:span></text:span></text:span></text:span></text:span></text:span></text:span></text:span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2"><text:line-break/></text:span></text:span></text:span></text:span></text:span></text:span></text:span></text:span></text:span></text:span></text:span></text:span></text:span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5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6</text:page-number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meta:initial-creator>Luis Javier Herrera</meta:initial-creator>
    <meta:creation-date>2014-03-12T15:56:00Z</meta:creation-date>
    <dc:date>2017-01-28T20:47:07.07</dc:date>
    <meta:print-date>1601-01-01T00:00:00Z</meta:print-date>
    <meta:editing-cycles>20</meta:editing-cycles>
    <meta:editing-duration>PT51M42S</meta:editing-duration>
    <dc:creator>María López Salas</dc:creator>
    <meta:document-statistic meta:table-count="11" meta:image-count="0" meta:object-count="1" meta:page-count="6" meta:paragraph-count="183" meta:word-count="1663" meta:character-count="10393"/>
    <meta:template xlink:type="simple" xlink:actuate="onRequest" xlink:title="" xlink:href="Normal.dotm"/>
  </office:meta>
</office:document-meta>
</file>